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95cm" fo:min-width="3.02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15cm" fo:min-width="1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15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6cm" fo:min-width="0cm"/>
    </style:style>
    <style:style style:name="gr9" style:family="graphic" style:parent-style-name="standard">
      <style:graphic-properties svg:stroke-color="#660066" draw:fill="none" draw:textarea-horizontal-align="justify" draw:textarea-vertical-align="middle" draw:auto-grow-height="false" fo:min-height="2.55cm" fo:min-width="5.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25cm" svg:height="2.2cm" svg:x="12.986cm" svg:y="1.9cm">
          <text:p text:style-name="P1"><text:span text:style-name="T1">New </text:span></text:p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.525cm" svg:height="2.2cm" svg:x="5.275cm" svg:y="6.2cm">
          <text:p text:style-name="P1"><text:span text:style-name="T1">New </text:span></text:p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525cm" svg:height="2.2cm" svg:x="21cm" svg:y="6.16cm">
          <text:p text:style-name="P1"><text:span text:style-name="T1">Add </text:span></text:p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2.4cm" svg:height="1.4cm" svg:x="1.7cm" svg:y="11.9cm">
          <text:p text:style-name="P1"><text:span text:style-name="T2">Get Da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4cm" svg:height="1.4cm" svg:x="4.935cm" svg:y="11.904cm">
          <text:p text:style-name="P1"><text:span text:style-name="T2">Get 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2.4cm" svg:height="1.4cm" svg:x="8.7cm" svg:y="11.9cm">
          <text:p text:style-name="P4"><text:span text:style-name="T3">Get Customer</text:span></text:p>
          <text:p text:style-name="P4"><text:span text:style-name="T3">Detail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4cm" svg:height="1.4cm" svg:x="12.9cm" svg:y="11.8cm">
          <text:p text:style-name="P1"><text:span text:style-name="T2">Search for </text:span></text:p>
          <text:p text:style-name="P1"><text:span text:style-name="T2">availabi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0.8cm" svg:height="0.8cm" svg:x="14.4cm" svg:y="4.1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7.037cm" svg:y1="6.2cm" svg:x2="14.4cm" svg:y2="4.5cm" draw:start-shape="id1" draw:start-glue-point="0" draw:end-shape="id2" draw:end-glue-point="5" svg:d="M7037 6200l7363-1700" svg:viewBox="0 0 7364 1701">
          <text:p/>
        </draw:connector>
        <draw:connector draw:style-name="gr4" draw:text-style-name="P1" draw:layer="layout" draw:type="line" svg:x1="15.2cm" svg:y1="4.5cm" svg:x2="22.762cm" svg:y2="6.16cm" draw:start-shape="id2" draw:start-glue-point="7" draw:end-shape="id3" draw:end-glue-point="0" svg:d="M15200 4500l7562 1660" svg:viewBox="0 0 7563 1661">
          <text:p/>
        </draw:connector>
        <draw:connector draw:style-name="gr4" draw:text-style-name="P1" draw:layer="layout" draw:type="line" svg:x1="7.037cm" svg:y1="8.4cm" svg:x2="2.9cm" svg:y2="11.9cm" draw:start-shape="id1" draw:start-glue-point="2" draw:end-shape="id4" draw:end-glue-point="0" svg:d="M7037 8400l-4137 3500" svg:viewBox="0 0 4138 3501">
          <text:p/>
        </draw:connector>
        <draw:connector draw:style-name="gr4" draw:text-style-name="P1" draw:layer="layout" draw:type="line" svg:x1="7.037cm" svg:y1="8.4cm" svg:x2="6.135cm" svg:y2="11.904cm" draw:start-shape="id1" draw:start-glue-point="2" draw:end-shape="id5" draw:end-glue-point="0" svg:d="M7037 8400l-902 3504" svg:viewBox="0 0 903 3505">
          <text:p/>
        </draw:connector>
        <draw:connector draw:style-name="gr4" draw:text-style-name="P1" draw:layer="layout" draw:type="line" svg:x1="7.037cm" svg:y1="8.4cm" svg:x2="9.9cm" svg:y2="11.9cm" draw:start-shape="id1" draw:start-glue-point="2" draw:end-shape="id6" draw:end-glue-point="0" svg:d="M7037 8400l2863 3500" svg:viewBox="0 0 2864 3501">
          <text:p/>
        </draw:connector>
        <draw:connector draw:style-name="gr4" draw:text-style-name="P1" draw:layer="layout" draw:type="line" svg:x1="7.037cm" svg:y1="8.4cm" svg:x2="14.1cm" svg:y2="11.8cm" draw:start-shape="id1" draw:start-glue-point="2" draw:end-shape="id7" draw:end-glue-point="0" svg:d="M7037 8400l7063 3400" svg:viewBox="0 0 7064 3401">
          <text:p/>
        </draw:connector>
        <draw:frame draw:style-name="gr5" draw:text-style-name="P5" draw:layer="layout" svg:width="0.832cm" svg:height="0.763cm" svg:x="2.4cm" svg:y="10.5cm">
          <draw:text-box>
            <text:p text:style-name="P5"><text:span text:style-name="T4">D</text:span></text:p>
          </draw:text-box>
        </draw:frame>
        <draw:frame draw:style-name="gr5" draw:text-style-name="P5" draw:layer="layout" svg:width="0.786cm" svg:height="0.763cm" svg:x="5.1cm" svg:y="11cm">
          <draw:text-box>
            <text:p text:style-name="P5"><text:span text:style-name="T4">T</text:span></text:p>
          </draw:text-box>
        </draw:frame>
        <draw:frame draw:style-name="gr5" draw:text-style-name="P5" draw:layer="layout" svg:width="0.832cm" svg:height="0.763cm" svg:x="8cm" svg:y="10.738cm">
          <draw:text-box>
            <text:p text:style-name="P5"><text:span text:style-name="T4">C</text:span></text:p>
          </draw:text-box>
        </draw:frame>
        <draw:frame draw:style-name="gr5" draw:text-style-name="P5" draw:layer="layout" svg:width="1.234cm" svg:height="0.763cm" svg:x="11.1cm" svg:y="10.9cm">
          <draw:text-box>
            <text:p text:style-name="P5"><text:span text:style-name="T4">D T</text:span></text:p>
          </draw:text-box>
        </draw:frame>
        <draw:frame draw:style-name="gr6" draw:text-style-name="P5" draw:layer="layout" svg:width="0.807cm" svg:height="0.763cm" svg:x="12.593cm" svg:y="9.237cm">
          <draw:text-box>
            <text:p text:style-name="P5"><text:span text:style-name="T4">A</text:span></text:p>
          </draw:text-box>
        </draw:frame>
        <draw:line draw:style-name="gr7" draw:text-style-name="P1" draw:layer="layout" svg:x1="3.6cm" svg:y1="10.4cm" svg:x2="4.1cm" svg:y2="9.8cm">
          <text:p/>
        </draw:line>
        <draw:line draw:style-name="gr7" draw:text-style-name="P1" draw:layer="layout" svg:x1="5.7cm" svg:y1="10.5cm" svg:x2="6.1cm" svg:y2="9.9cm">
          <text:p/>
        </draw:line>
        <draw:line draw:style-name="gr7" draw:text-style-name="P1" draw:layer="layout" svg:x1="8.2cm" svg:y1="10.9cm" svg:x2="7.8cm" svg:y2="10.1cm">
          <text:p/>
        </draw:line>
        <draw:line draw:style-name="gr7" draw:text-style-name="P1" draw:layer="layout" svg:x1="9.8cm" svg:y1="10.2cm" svg:x2="10.6cm" svg:y2="10.7cm">
          <text:p/>
        </draw:line>
        <draw:line draw:style-name="gr7" draw:text-style-name="P1" draw:layer="layout" svg:x1="12.4cm" svg:y1="10.6cm" svg:x2="11.7cm" svg:y2="10cm">
          <text:p/>
        </draw:line>
        <draw:frame draw:style-name="gr8" draw:text-style-name="P6" draw:layer="layout" svg:width="1.852cm" svg:height="0.806cm" svg:x="8.371cm" svg:y="4.2cm">
          <draw:text-box>
            <text:p text:style-name="P6"><text:span text:style-name="T1">DTCA</text:span></text:p>
          </draw:text-box>
        </draw:frame>
        <draw:frame draw:style-name="gr8" draw:text-style-name="P6" draw:layer="layout" svg:width="1.852cm" svg:height="0.806cm" svg:x="19.9cm" svg:y="4.2cm">
          <draw:text-box>
            <text:p text:style-name="P6"><text:span text:style-name="T1">DTCA</text:span></text:p>
          </draw:text-box>
        </draw:frame>
        <draw:line draw:style-name="gr7" draw:text-style-name="P1" draw:layer="layout" svg:x1="10.8cm" svg:y1="5cm" svg:x2="11.6cm" svg:y2="4.7cm">
          <text:p/>
        </draw:line>
        <draw:line draw:style-name="gr7" draw:text-style-name="P1" draw:layer="layout" svg:x1="17.9cm" svg:y1="4.5cm" svg:x2="18.7cm" svg:y2="4.9cm">
          <text:p/>
        </draw:line>
        <draw:custom-shape draw:style-name="gr9" draw:text-style-name="P1" draw:layer="layout" svg:width="6.1cm" svg:height="2.8cm" svg:x="19.2cm" svg:y="11.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.594cm" svg:height="1.673cm" svg:x="21.506cm" svg:y="12.027cm">
          <draw:text-box>
            <text:p>Key</text:p>
            <text:p/>
          </draw:text-box>
        </draw:frame>
        <draw:frame draw:style-name="gr5" draw:layer="layout" svg:width="4.879cm" svg:height="0.962cm" svg:x="19.6cm" svg:y="13.2cm">
          <draw:text-box>
            <text:p>1 <text:s text:c="5"/>IF DT IN 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21:28:33.735000000</meta:creation-date>
    <dc:date>2015-01-16T17:24:04.655000000</dc:date>
    <meta:editing-duration>PT2H6M1S</meta:editing-duration>
    <meta:editing-cycles>12</meta:editing-cycles>
    <meta:generator>LibreOffice/4.3.2.2$Windows_x86 LibreOffice_project/edfb5295ba211bd31ad47d0bad0118690f76407d</meta:generator>
    <meta:document-statistic meta:object-count="31"/>
  </office:meta>
</office:document-meta>
</file>